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Verdana" svg:font-family="Verdana"/>
  </office:font-face-decls>
  <office:automatic-styles>
    <style:style style:name="T1" style:family="text">
      <style:text-properties style:font-name="Verdana" fo:font-size="18pt"/>
    </style:style>
    <style:style style:name="T2" style:family="text">
      <style:text-properties style:font-name="Verdana" fo:font-size="13.5pt"/>
    </style:style>
    <style:style style:name="T3" style:family="text">
      <style:text-properties style:font-name="Verdana" fo:font-size="10pt"/>
    </style:style>
    <style:style style:name="T4" style:family="text">
      <style:text-properties style:font-name="Verdana"/>
    </style:style>
    <style:style style:name="T5" style:family="text">
      <style:text-properties style:font-name="Verdana" fo:font-size="12pt"/>
    </style:style>
    <style:style style:name="T6" style:family="text">
      <style:text-properties fo:color="#000000" style:font-name="Verdana" fo:font-size="12pt" fo:language="ru" fo:country="RU" fo:font-weight="normal" fo:background-color="#ffffff"/>
    </style:style>
    <style:style style:name="T7" style:family="text">
      <style:text-properties style:font-name="Verdana" fo:font-size="12pt" fo:language="ru" fo:country="RU" fo:font-weight="normal" fo:background-color="#ffffff"/>
    </style:style>
    <style:style style:name="T8" style:family="text">
      <style:text-properties style:font-name="Verdana" fo:font-size="14pt" fo:language="ru" fo:country="RU" fo:font-weight="normal" fo:background-color="#ffffff"/>
    </style:style>
    <style:style style:name="T9" style:family="text">
      <style:text-properties fo:color="#000000" style:font-name="Verdana" fo:font-size="12pt" fo:language="en" fo:country="US" fo:font-weight="normal"/>
    </style:style>
    <style:style style:name="P5" style:family="paragraph" style:parent-style-name="Hr_pb_0">
      <style:paragraph-properties fo:text-align="left" fo:margin-bottom="0cm"/>
    </style:style>
    <style:style style:name="P6" style:family="paragraph" style:parent-style-name="Div">
      <style:paragraph-properties fo:text-align="left" fo:text-indent="0.0000in" fo:line-height="100%" fo:margin-left="0.0000in" fo:margin-right="0.0000in" fo:margin-top="0.0000in" fo:margin-bottom="0.1944in" style:writing-mode="lr"/>
    </style:style>
    <style:style style:name="P7" style:family="paragraph" style:parent-style-name="Div">
      <style:paragraph-properties fo:text-align="left" fo:background-color="#ffffff" fo:margin-bottom="0.494cm"/>
      <style:text-properties fo:color="#000000" style:font-name="Verdana" fo:font-size="12pt" fo:language="ru" fo:country="RU" fo:font-weight="normal" fo:background-color="#ffffff"/>
    </style:style>
    <style:style style:name="P8" style:family="paragraph" style:parent-style-name="Standard">
      <style:paragraph-properties fo:text-align="left" fo:margin-bottom="0.494cm"/>
    </style:style>
    <style:style style:name="P9" style:family="paragraph" style:parent-style-name="Div">
      <style:paragraph-properties fo:text-align="left"/>
    </style:style>
    <style:style style:name="P1" style:family="paragraph" style:parent-style-name="Div">
      <style:paragraph-properties fo:text-align="center" fo:margin-bottom="0.494cm"/>
    </style:style>
    <style:style style:name="P2" style:family="paragraph" style:parent-style-name="Hr_pb">
      <style:paragraph-properties fo:text-align="left" fo:margin-bottom="0cm"/>
      <style:text-properties fo:font-size="13.5pt"/>
    </style:style>
    <style:style style:name="P3" style:family="paragraph" style:parent-style-name="Hr_pb">
      <style:paragraph-properties fo:text-align="left" fo:margin-bottom="0cm" fo:break-before="page"/>
      <style:text-properties fo:font-size="13.5pt"/>
    </style:style>
    <style:style style:name="P4" style:family="paragraph" style:parent-style-name="Div">
      <style:paragraph-properties fo:text-align="left" fo:margin-bottom="0.494cm"/>
    </style:style>
    <style:style style:name="Sect1" style:family="section"/>
    <style:page-layout style:name="PLayout2">
      <style:page-layout-properties fo:margin-top="2cm" fo:margin-bottom="2cm" fo:margin-left="3cm" fo:margin-right="1.5cm"/>
    </style:page-layout>
    <style:page-layout style:name="Standard">
      <style:page-layout-properties fo:margin-top="2cm" fo:margin-bottom="2cm" fo:margin-left="3cm" fo:margin-right="1.5cm"/>
    </style:page-layout>
  </office:automatic-styles>
  <office:body>
    <office:text>
      <text:section text:style-name="Sect1" text:name="Section1">
        <text:p text:style-name="P1"><text:span text:style-name="T1">Car Computer</text:span><text:span text:style-name="T2"> </text:span></text:p>
        <text:p text:style-name="P1"><text:span text:style-name="T3">by</text:span><text:span text:style-name="T2"> </text:span></text:p>
        <text:p text:style-name="P1"><text:span text:style-name="T2">Tyrian Phagan </text:span></text:p>
        <text:p text:style-name="P2"/>
        <text:p><text:span text:style-name="T4"/></text:p>
        <text:p text:style-name="P3"><text:span text:style-name="T2">Introduction</text:span><text:span text:style-name="T4"> </text:span></text:p>
        <text:p text:style-name="P2"/>
        <text:p text:style-name="P4"><text:span text:style-name="T5"><text:tab/>It is often useful to have a computer in an automobile. A computer can play music, play video, access the internet, keep track of events, and display global positioning data. However, proprietary, in-dash computers are often expensive and lack the functionality provided by general purpose computers. Laptop computers provide an alternative with superior functionally but storage space can be an issue. More importantly, a laptop with a general purpose operating system does not present the functionality of a computer in a way that is easily accessible to the driver while the car is in motion. Here, we present an car computer system that provides a general purpose interface for passengers and a simplified, restricted interface for the driver.</text:span><text:span text:style-name="T4"> </text:span></text:p>
        <text:p text:style-name="P4"><text:span text:style-name="T5"><text:tab/>Open source software allows the computer to be updated and improved without cos. In comparison, proprietary systems can be discontinued or not updated regularly. </text:span></text:p>
        <text:p text:style-name="P4"><text:span text:style-name="T5"><text:tab/>First, work related to the car computer is discussed. Second, the possible hardware configurations of the computer are discussed. Next, the software and functions that the computer supports are explained. Finally, the characteristics of the car computer are summarized.</text:span><text:span text:style-name="T2"> </text:span></text:p>
        <text:p text:style-name="P4"/>
        <text:p text:style-name="P4"/>
        <text:p text:style-name="P4"><text:span text:style-name="T2">Related Work</text:span></text:p>
        <text:p text:style-name="P4"><text:span text:style-name="T5"><text:tab/>Proprietary global position system(GPS) computers have become fairly common but often these systems require a costly fee to update the maps and they do not provide many auxiliary functions. PDA and cellphone devices provide similar functions to those desired for the car computer. Some devices have GPS support.<text:line-break/><text:tab/>A distribution of Linux called PyCar(1) aims to provide some functionality for a car computer. Its features are primarily orientated towards playing movies and music. This distribution is a pure python GUI on top of a Linux kernel. There is not a general purpose desktop. </text:span></text:p>
        <text:p text:style-name="P5"/>
        <text:p text:style-name="P5"/>
        <text:p text:style-name="P5"/>
        <text:p text:style-name="P4"><text:span text:style-name="T2">Hardware</text:span></text:p>
        <text:p text:style-name="P4"><text:span text:style-name="T6"><text:tab/>The car computer is a permanent or semi-permanent fixture on the dashboard. There are several factors that must be considered: size, sound, heat, and power consumption. To minimize size, it uses a fan-less, mini-ITX form factor case. A fan-less case is much quieter but it has poor heat dispersion. The computer is powered by the car's battery through a specialized power supply which is designed to handle unstable electrical conditions. To drain as little battery power as possible, the car computer utilizes an Intel Atom processor which requires less power than most desktop or laptop processors. Devices are connected to the computer through USB 2.0 interfaces. Additionally, the car computer utilizes an internal flash drive or a USB key drive for storage. These drivers are quieter, require less power, and generate less heat than a magnetic disk. A USB key drive is lower cost than an internal flash drive but it's read and write speed is restricted by the USB 2.0 interface. </text:span></text:p>
        <text:p text:style-name="P6"><text:span text:style-name="T7"><text:tab/>The most expensive hardware configuration for the car computer includes a mounted touchscreen for the driver and a mounted touchscreen for the passenger. This configuration is the most compact because there is no need for external input devices. Also, it allows the driver and passenger to utilize different modes at the same time. A graphics card that supports dual-head displays would generate a lot of heat. Instead, a USB touchscreen is used for the passenger's monitor. An internal flash drive is used in this configuration.</text:span><text:span text:style-name="T8"> </text:span></text:p>
        <text:p text:style-name="P6"><text:span text:style-name="T7"><text:tab/>The cheapest configuration uses a single LCD screen mounted in the center of the dashboard on a pivot. A pivot allows the screen to be turned towards the passenger or the driver for better visibility. A USB key drive is used in this configuration. Input devices are a significant consideration for this configuration because driver distractions have recently become a hot issue. The driver uses a keypad which is mounted near the steering wheel. A keypad is preferred because it provides instantaneous responses instead of requiring the driver to watch a pointing devices as it moves across the screen. The passenger uses a mini keyboard with a built in trackball. However, any usb input device will also work for the passenger.</text:span></text:p>
        <text:p text:style-name="P6"><text:span text:style-name="T7"><text:tab/>There are many intermediate configurations. Any of the features of the previously mentioned configurations can potentially be mixed together. All configurations can optionally support wireless networking and Bluetooth connectivity through USB adapters. Wireless networking allows the passenger to access the internet when the car is near a wireless access point. Additionally, through the wireless networking, the car computer can be connected to a home computer.</text:span><text:span text:style-name="T8"> </text:span></text:p>
        <text:p text:style-name="P7"/>
        <text:p text:style-name="P7"><text:span text:style-name="T2">Software</text:span></text:p>
        <text:p text:style-name="P7"><text:span text:style-name="T6"><text:tab/>The operating system for the computer is based on the Fedora 11 distribution of Linux. Using a mature, general purpose operating system provides the support needed for hardware devices. On the other hand, using Fedora necessitates removing components that are irrelevant to the car computer. Fedora provides tools to create a customization distribution which were used to remove unnecessary components. Additionally, several system services have been disabled to speed up the boot sequence. The car computer boots into a usable state without any need to log in to the system or start applications.</text:span></text:p>
        <text:p text:style-name="P6"><text:span text:style-name="T7"><text:tab/>The custom distribution of Fedora used by the car computer includes Gnome desktop, the Firefox web browser, the Thunderbird email client, the Rhythmbox music player, MPlayer, and GPSDrive. All software, except GPSDrive, is only intended to be used by passengers or by the driver when the car is parked. Custom driver-mode software, based on PyQt4, is also included to support specific functions that the driver utilizes when the car is in motion. GPSDrive is utilized by the custom software</text:span></text:p>
        <text:p text:style-name="P7"/>
        <text:p text:style-name="P7"><text:span text:style-name="T2">Driver Functions</text:span></text:p>
        <text:p text:style-name="P7"><text:span text:style-name="T5"><text:tab/>The car computer functions as a dedicated system for the driver. It has a fixed set of functions which includes playing music tracks, playing music playlists, adjusting the volume, displaying the time, displaying upcoming calendar events, and displaying GPS information. These functions are always on because the car computer is primarily used by the driver. Additionally, since the driver has input devices with limited functionality, it might be difficult for the driver to start the programs that support these functions.</text:span></text:p>
        <text:p text:style-name="P7"><text:span text:style-name="T5"><text:tab/>All of the functions of the driver-mode software are accessible by a small set of keys, for a numeric keypad, or by on-screen button presses, for a touchscreen. The arrow keys on a numeric keypad navigate through the buttons in the driver-mode software. The </text:span><text:span text:style-name="T9">‘ins’ key functions as a cancel key which returns to the previous screen. The ‘enter’ key functions as an accept key for the current screen</text:span><text:span text:style-name="T5">.</text:span></text:p>
        <text:p text:style-name="P7"><text:span text:style-name="T9"><text:tab/>To assist the driver in navigating the interface of the driver-mode software, sounds associated with the buttons of the interface provide non-visual cues to the driver. There are three sound modes: full, simple, and silent. In full mode, each button plays a verbal description when it is selected. In simple mode, each button plays a beep when it is selected. In silent mode, no sounds are played.</text:span></text:p>
        <text:p text:style-name="P7"><text:span text:style-name="T9"><text:tab/>The driver-mode software allows the driver to play music through MPlayer using a simplified interface consisting of play, pause, next track, and previous track. Additionally, the driver-mode software displays the currently playing song. MPlayer is controlled internally by the software using its slave mode which accepts commands on standard input and sends information to standard output.</text:span></text:p>
        <text:p text:style-name="P7"><text:span text:style-name="T9"><text:tab/>The next calendar event is also displayed by the driver-mode software. Calendar events are stored inside the software. A simple calendar editor is provided to modify the events.</text:span></text:p>
        <text:p text:style-name="P7"><text:span text:style-name="T9"><text:tab/>GPS functionality is provided by GPSDrive. Unfortunately, GPSDrive does not directly integrate with the driver-mode software. Full integration would require modifications to GPSDrive or a custom implementation. Instead, virtual desktops are utilized by the driver-mode software. When the system starts up, the main window of the driver-mode software loads on the first virtual desktop and GPSDrive loads on the second desktop. A third virtual desktop is left blank for passenger use. The ‘/’, ‘*’, and ‘-’ keys are bound to each desktop, respectively, for easy switching using a numeric keypad.</text:span></text:p>
        <text:p text:style-name="P7"/>
        <text:p text:style-name="P4"><text:span text:style-name="T2">Conclusion</text:span><text:span text:style-name="T4"> </text:span></text:p>
        <text:p text:style-name="P8"><text:span text:style-name="T5"><text:tab/>A car computer based on Linux is cost-effective and feature rich. Many different hardware configurations are possible. However, it is necessary to use custom software to make selective features available to the driver.</text:span><text:span text:style-name="T4"> </text:span></text:p>
        <text:p text:style-name="P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ce style:name="Verdana" svg:font-family="Verdana"/>
  </office:font-face-decls>
  <office:styles>
    <style:style style:name="Reference" style:family="text">
      <style:text-properties fo:font-size="10pt"/>
    </style:style>
    <style:style style:name="writely-toc-upper-alpha" style:family="paragraph" style:parent-style-name="Standard" style:next-style-name="writely-toc-upper-alpha">
      <style:paragraph-properties fo:background-color="#ffffff"/>
      <style:text-properties fo:background-color="#ffffff"/>
    </style:style>
    <style:style style:name="Img" style:family="paragraph" style:parent-style-name="Standard" style:next-style-name="Img">
      <style:paragraph-properties fo:background-color="#ffffff"/>
      <style:text-properties fo:background-color="#ffffff"/>
    </style:style>
    <style:style style:name="writely-toc-upper-roman" style:family="paragraph" style:parent-style-name="Standard" style:next-style-name="writely-toc-upper-roman">
      <style:paragraph-properties fo:background-color="#ffffff"/>
      <style:text-properties fo:background-color="#ffffff"/>
    </style:style>
    <style:style style:name="Select" style:family="paragraph" style:parent-style-name="Standard" style:next-style-name="Select">
      <style:paragraph-properties fo:background-color="#ffffff" fo:margin-top="0cm" fo:margin-bottom="0cm"/>
      <style:text-properties fo:background-color="#ffffff"/>
    </style:style>
    <style:style style:name="writely-toc-none" style:family="paragraph" style:parent-style-name="Standard" style:next-style-name="writely-toc-none">
      <style:paragraph-properties fo:background-color="#ffffff"/>
      <style:text-properties fo:background-color="#ffffff"/>
    </style:style>
    <style:style style:name="writely-toc-decimal" style:family="paragraph" style:parent-style-name="Standard" style:next-style-name="writely-toc-decimal">
      <style:paragraph-properties fo:background-color="#ffffff"/>
      <style:text-properties fo:background-color="#ffffff"/>
    </style:style>
    <style:style style:name="Heading 1" style:family="paragraph" style:parent-style-name="Standard" style:next-style-name="Heading 1">
      <style:paragraph-properties fo:background-color="#ffffff" fo:margin-left="0.159cm" fo:margin-right="0.159cm" fo:margin-top="0.159cm" fo:margin-bottom="0.159cm" fo:keep-with-next="always"/>
      <style:text-properties style:font-name="Verdana" fo:font-size="18pt" fo:font-weight="bold" fo:background-color="#ffffff"/>
    </style:style>
    <style:style style:name="pb" style:family="paragraph" style:parent-style-name="Standard" style:next-style-name="pb">
      <style:paragraph-properties fo:background-color="#ffffff"/>
      <style:text-properties fo:background-color="#ffffff"/>
    </style:style>
    <style:style style:name="Ol_writely-toc-subheading" style:family="paragraph" style:parent-style-name="Ol" style:next-style-name="Ol_writely-toc-subheading">
      <style:paragraph-properties fo:background-color="#ffffff"/>
      <style:text-properties fo:font-weight="normal" fo:background-color="#ffffff"/>
    </style:style>
    <style:style style:name="Address" style:family="paragraph" style:parent-style-name="Standard" style:next-style-name="Address">
      <style:paragraph-properties fo:background-color="#ffffff" fo:margin-top="0cm" fo:margin-bottom="0cm"/>
      <style:text-properties fo:background-color="#ffffff"/>
    </style:style>
    <style:style style:name="Heading 4" style:family="paragraph" style:parent-style-name="Standard" style:next-style-name="Heading 4">
      <style:paragraph-properties fo:background-color="#ffffff" fo:margin-left="0.159cm" fo:margin-right="0.159cm" fo:margin-top="0.159cm" fo:margin-bottom="0.159cm" fo:keep-with-next="always"/>
      <style:text-properties style:font-name="Verdana" fo:font-size="10pt" fo:font-weight="bold" fo:background-color="#ffffff"/>
    </style:style>
    <style:style style:name="Heading 6" style:family="paragraph" style:parent-style-name="Standard" style:next-style-name="Heading 6">
      <style:paragraph-properties fo:background-color="#ffffff" fo:margin-left="0.159cm" fo:margin-right="0.159cm" fo:margin-top="0.159cm" fo:margin-bottom="0.159cm"/>
      <style:text-properties style:font-name="Verdana" fo:font-size="8pt" fo:font-weight="bold" fo:background-color="#ffffff"/>
    </style:style>
    <style:style style:name="webkit-indent-blockquote" style:family="paragraph" style:parent-style-name="Standard" style:next-style-name="webkit-indent-blockquote">
      <style:paragraph-properties fo:background-color="#ffffff"/>
      <style:text-properties fo:background-color="#ffffff"/>
    </style:style>
    <style:style style:name="Hr_pb" style:family="paragraph" style:parent-style-name="Standard" style:next-style-name="Hr_pb">
      <style:paragraph-properties fo:background-color="#ffffff"/>
      <style:text-properties fo:background-color="#ffffff"/>
    </style:style>
    <style:style style:name="Tr" style:family="paragraph" style:parent-style-name="Standard" style:next-style-name="Tr">
      <style:paragraph-properties fo:text-align="left" fo:background-color="#ffffff"/>
      <style:text-properties fo:background-color="#ffffff"/>
    </style:style>
    <style:style style:name="Standard" style:family="paragraph" style:next-style-name="Standard">
      <style:paragraph-properties fo:background-color="#ffffff" fo:widows="2" fo:orphans="2" fo:margin-left="0cm" fo:margin-right="0cm" fo:margin-top="0cm" fo:margin-bottom="0cm"/>
      <style:text-properties style:font-name="Verdana" fo:font-size="14pt" fo:language="ru" fo:country="RU" fo:background-color="#ffffff"/>
    </style:style>
    <style:style style:name="Table" style:family="paragraph" style:parent-style-name="Standard" style:next-style-name="Table">
      <style:paragraph-properties fo:background-color="#ffffff"/>
      <style:text-properties fo:background-color="#ffffff"/>
    </style:style>
    <style:style style:name="Hr_pb_0" style:family="paragraph" style:parent-style-name="Standard" style:next-style-name="Hr_pb_0">
      <style:paragraph-properties fo:background-color="#ffffff"/>
      <style:text-properties fo:background-color="#ffffff"/>
    </style:style>
    <style:style style:name="Heading 2" style:family="paragraph" style:parent-style-name="Standard" style:next-style-name="Heading 2">
      <style:paragraph-properties fo:background-color="#ffffff" fo:margin-left="0.159cm" fo:margin-right="0.159cm" fo:margin-top="0.159cm" fo:margin-bottom="0.159cm" fo:keep-with-next="always"/>
      <style:text-properties style:font-name="Verdana" fo:font-size="14pt" fo:font-style="italic" fo:font-weight="bold" fo:background-color="#ffffff"/>
    </style:style>
    <style:style style:name="Heading 3" style:family="paragraph" style:parent-style-name="Standard" style:next-style-name="Heading 3">
      <style:paragraph-properties fo:background-color="#ffffff" fo:margin-left="0.159cm" fo:margin-right="0.159cm" fo:margin-top="0.159cm" fo:margin-bottom="0.159cm" fo:keep-with-next="always"/>
      <style:text-properties style:font-name="Verdana" fo:font-size="12pt" fo:font-weight="bold" fo:background-color="#ffffff"/>
    </style:style>
    <style:style style:name="Div" style:family="paragraph" style:parent-style-name="Standard" style:next-style-name="Div">
      <style:paragraph-properties fo:background-color="#ffffff" fo:margin-top="0cm" fo:margin-bottom="0cm"/>
      <style:text-properties fo:background-color="#ffffff"/>
    </style:style>
    <style:style style:name="Heading 5" style:family="paragraph" style:parent-style-name="Standard" style:next-style-name="Heading 5">
      <style:paragraph-properties fo:background-color="#ffffff" fo:margin-left="0.159cm" fo:margin-right="0.159cm" fo:margin-top="0.159cm" fo:margin-bottom="0.159cm"/>
      <style:text-properties style:font-name="Verdana" fo:font-size="8pt" fo:font-style="italic" fo:font-weight="bold" fo:background-color="#ffffff"/>
    </style:style>
    <style:style style:name="Pre" style:family="paragraph" style:parent-style-name="Standard" style:next-style-name="Pre">
      <style:paragraph-properties fo:background-color="#ffffff" fo:margin-left="0cm" fo:margin-right="0cm" fo:margin-top="0cm" fo:margin-bottom="0cm"/>
      <style:text-properties style:font-name="Courier New" fo:background-color="#ffffff"/>
    </style:style>
    <style:style style:name="Li" style:family="paragraph" style:parent-style-name="Standard" style:next-style-name="Li">
      <style:paragraph-properties fo:background-color="#ffffff" fo:margin-top="0cm" fo:margin-bottom="0cm"/>
      <style:text-properties fo:background-color="#ffffff"/>
    </style:style>
    <style:style style:name="writely-toc-lower-alpha" style:family="paragraph" style:parent-style-name="Standard" style:next-style-name="writely-toc-lower-alpha">
      <style:paragraph-properties fo:background-color="#ffffff"/>
      <style:text-properties fo:background-color="#ffffff"/>
    </style:style>
    <style:style style:name="Blockquote" style:family="paragraph" style:parent-style-name="Standard" style:next-style-name="Blockquote">
      <style:paragraph-properties fo:background-color="#ffffff"/>
      <style:text-properties fo:background-color="#ffffff"/>
    </style:style>
    <style:style style:name="Ol" style:family="paragraph" style:parent-style-name="Standard" style:next-style-name="Ol">
      <style:paragraph-properties fo:background-color="#ffffff" fo:margin-top="0cm" fo:margin-bottom="0cm"/>
      <style:text-properties fo:background-color="#ffffff"/>
    </style:style>
    <style:style style:name="writely-toc-lower-roman" style:family="paragraph" style:parent-style-name="Standard" style:next-style-name="writely-toc-lower-roman">
      <style:paragraph-properties fo:background-color="#ffffff"/>
      <style:text-properties fo:background-color="#ffffff"/>
    </style:style>
    <style:style style:name="Normal" style:family="paragraph" style:next-style-name="Normal">
      <style:paragraph-properties fo:widows="2" fo:orphans="2"/>
      <style:text-properties fo:font-size="12pt"/>
    </style:style>
    <style:style style:name="Option" style:family="paragraph" style:parent-style-name="Standard" style:next-style-name="Option">
      <style:paragraph-properties fo:background-color="#ffffff" fo:margin-top="0cm" fo:margin-bottom="0cm"/>
      <style:text-properties fo:background-color="#ffffff"/>
    </style:style>
    <style:style style:name="Ul" style:family="paragraph" style:parent-style-name="Standard" style:next-style-name="Ul">
      <style:paragraph-properties fo:background-color="#ffffff" fo:margin-top="0cm" fo:margin-bottom="0cm"/>
      <style:text-properties fo:background-color="#ffffff"/>
    </style:style>
    <style:style style:name="writely-toc-disc" style:family="paragraph" style:parent-style-name="Standard" style:next-style-name="writely-toc-disc">
      <style:paragraph-properties fo:background-color="#ffffff"/>
      <style:text-properties fo:background-color="#ffffff"/>
    </style:style>
  </office:styles>
  <office:automatic-styles>
    <style:page-layout style:name="Standard">
      <style:page-layout-properties fo:page-width="8.267717in" fo:page-height="11.692913in" style:print-orientation="portrait" fo:margin-top="2cm" fo:margin-bottom="2cm" fo:margin-left="3cm" fo:margin-right="1.5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AbiWord</meta:generator>
    <dc:title>Car PC</dc:title>
  </office:meta>
</office:document-meta>
</file>